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1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6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ri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3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7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8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9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4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5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7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8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698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21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29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3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3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39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3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7">00/00/0000</text:date>, <text:time style:data-style-name="N2" text:time-value="22:52:35.964422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12-27T22:54:32.389302883</dc:date>
    <meta:editing-duration>P67DT11H23M11S</meta:editing-duration>
    <meta:editing-cycles>1468</meta:editing-cycles>
    <meta:generator>LibreOffice/6.0.7.3$Linux_X86_64 LibreOffice_project/00m0$Build-3</meta:generator>
    <dc:creator>James Petts</dc:creator>
    <meta:document-statistic meta:table-count="3" meta:cell-count="4612" meta:object-count="0"/>
  </office:meta>
</office:document-meta>
</file>